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lises de premier niveau</text:p>
      <text:p text:style-name="Standard">html</text:p>
      <text:p text:style-name="Standard">head</text:p>
      <text:p text:style-name="Standard">body</text:p>
      <text:p text:style-name="Standard"/>
      <text:p text:style-name="Standard">Balises d'en-tête à utiliser dans le &lt;head&gt;</text:p>
      <text:p text:style-name="Standard">link/</text:p>
      <text:p text:style-name="Standard">meta/</text:p>
      <text:p text:style-name="Standard">script</text:p>
      <text:p text:style-name="Standard">style</text:p>
      <text:p text:style-name="Standard">title</text:p>
      <text:p text:style-name="Standard"/>
      <text:p text:style-name="Standard">Balises sectionnantes</text:p>
      <text:p text:style-name="Standard">header</text:p>
      <text:p text:style-name="Standard">nav</text:p>
      <text:p text:style-name="Standard">footer</text:p>
      <text:p text:style-name="Standard">section</text:p>
      <text:p text:style-name="Standard">article</text:p>
      <text:p text:style-name="Standard">aside</text:p>
      <text:p text:style-name="Standard"/>
      <text:p text:style-name="Standard"/>
      <text:p text:style-name="Standard">Balises de structuration du texte</text:p>
      <text:p text:style-name="Standard">abbr</text:p>
      <text:p text:style-name="Standard">blockquote</text:p>
      <text:p text:style-name="Standard">cite</text:p>
      <text:p text:style-name="Standard">q</text:p>
      <text:p text:style-name="Standard">sup</text:p>
      <text:p text:style-name="Standard">em</text:p>
      <text:p text:style-name="Standard">mark</text:p>
      <text:p text:style-name="Standard">h1...h6</text:p>
      <text:p text:style-name="Standard">img/</text:p>
      <text:p text:style-name="Standard">figure</text:p>
      <text:p text:style-name="Standard">figcaption</text:p>
      <text:p text:style-name="Standard">audio</text:p>
      <text:p text:style-name="Standard">video</text:p>
      <text:p text:style-name="Standard">source</text:p>
      <text:p text:style-name="Standard">a</text:p>
      <text:p text:style-name="Standard">br/</text:p>
      <text:p text:style-name="Standard">p</text:p>
      <text:p text:style-name="Standard">hr/</text:p>
      <text:p text:style-name="Standard">address</text:p>
      <text:p text:style-name="Standard">del</text:p>
      <text:p text:style-name="Standard">ins</text:p>
      <text:p text:style-name="Standard">dfn</text:p>
      <text:p text:style-name="Standard">kbd</text:p>
      <text:p text:style-name="Standard">pre</text:p>
      <text:p text:style-name="Standard">code</text:p>
      <text:p text:style-name="Standard">progress</text:p>
      <text:p text:style-name="Standard">time</text:p>
      <text:p text:style-name="Standard"/>
      <text:p text:style-name="Standard">Balises de listes</text:p>
      <text:p text:style-name="Standard">ul</text:p>
      <text:p text:style-name="Standard"><text:soft-page-break/>ol</text:p>
      <text:p text:style-name="Standard">li</text:p>
      <text:p text:style-name="Standard">dl</text:p>
      <text:p text:style-name="Standard">dt</text:p>
      <text:p text:style-name="Standard">dd</text:p>
      <text:p text:style-name="Standard"/>
      <text:p text:style-name="Standard">Balises de tableau</text:p>
      <text:p text:style-name="Standard">table</text:p>
      <text:p text:style-name="Standard">caption</text:p>
      <text:p text:style-name="Standard">tr</text:p>
      <text:p text:style-name="Standard">th</text:p>
      <text:p text:style-name="Standard">td</text:p>
      <text:p text:style-name="Standard">thead</text:p>
      <text:p text:style-name="Standard">tbody</text:p>
      <text:p text:style-name="Standard">tfoot</text:p>
      <text:p text:style-name="Standard"/>
      <text:p text:style-name="Standard">Balises de formulaire</text:p>
      <text:p text:style-name="Standard">form</text:p>
      <text:p text:style-name="Standard">fieldset</text:p>
      <text:p text:style-name="Standard">legend</text:p>
      <text:p text:style-name="Standard">label</text:p>
      <text:p text:style-name="Standard">input/</text:p>
      <text:p text:style-name="Standard">textarea</text:p>
      <text:p text:style-name="Standard">select</text:p>
      <text:p text:style-name="Standard">option</text:p>
      <text:p text:style-name="Standard">optgroup</text:p>
      <text:p text:style-name="Standard"/>
      <text:p text:style-name="Standard">Balises génériques</text:p>
      <text:p text:style-name="Standard">span</text:p>
      <text:p text:style-name="Standard">div</text:p>
      <text:p text:style-name="Standard"/>
      <text:p text:style-name="Standard">Attributs class, id ou sty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20T15:37:19.82</meta:creation-date>
    <meta:document-statistic meta:table-count="0" meta:image-count="0" meta:object-count="0" meta:page-count="2" meta:paragraph-count="75" meta:word-count="100" meta:character-count="522"/>
    <dc:date>2022-10-21T00:41:49.92</dc:date>
    <meta:editing-duration>PT7H34M8S</meta:editing-duration>
    <meta:editing-cycles>1</meta:editing-cycles>
    <meta:generator>OpenOffice/4.1.3$Win32 OpenOffice.org_project/413m1$Build-9783</meta:generator>
  </office:meta>
</office:document-meta>
</file>